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.002cm" svg:y1="0.116cm" svg:x2="1cm" svg:y2="2cm">
          <text:p/>
        </draw:line>
        <draw:ellipse draw:style-name="gr2" draw:text-style-name="P1" draw:layer="layout" svg:width="0.361cm" svg:height="0.371cm" svg:x="0.82cm" svg:y="0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6:13</dc:date>
    <dc:creator>Wincent Balin</dc:creator>
    <meta:editing-duration>PT00H25M48S</meta:editing-duration>
    <meta:editing-cycles>2</meta:editing-cycles>
    <meta:generator>OpenOffice.org/3.2$Unix OpenOffice.org_project/320m12$Build-9483</meta:generator>
    <meta:document-statistic meta:object-count="2"/>
  </office:meta>
</office:document-meta>
</file>